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5611in"/>
    </style:style>
    <style:style style:name="P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size="12pt" fo:font-weight="normal" officeooo:rsid="001162a4" officeooo:paragraph-rsid="001162a4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normal" officeooo:rsid="00129a1d" officeooo:paragraph-rsid="00129a1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fo:font-weight="normal" officeooo:rsid="00161ab3" officeooo:paragraph-rsid="00161ab3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size="12pt" fo:font-weight="normal" officeooo:rsid="001786ca" officeooo:paragraph-rsid="001786ca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12pt" fo:font-weight="normal" officeooo:rsid="001962e3" officeooo:paragraph-rsid="001962e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2pt" fo:font-weight="normal" officeooo:rsid="0020192b" officeooo:paragraph-rsid="0020192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font-size="12pt" fo:font-weight="normal" officeooo:rsid="0021fefc" officeooo:paragraph-rsid="0021fefc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12pt" fo:font-weight="normal" officeooo:rsid="002359ad" officeooo:paragraph-rsid="002359ad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size="12pt" fo:font-weight="normal" officeooo:rsid="0023e42b" officeooo:paragraph-rsid="0023e42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fo:font-weight="normal" officeooo:rsid="00241be3" officeooo:paragraph-rsid="00241be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size="12pt" fo:font-weight="normal" officeooo:rsid="00258fcb" officeooo:paragraph-rsid="00258f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12pt" fo:font-weight="normal" officeooo:rsid="0026f5de" officeooo:paragraph-rsid="0026f5de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font-size="12pt" fo:font-weight="normal" officeooo:rsid="00273d54" officeooo:paragraph-rsid="00273d5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size="12pt" fo:font-weight="normal" officeooo:rsid="0027749c" officeooo:paragraph-rsid="0027749c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28b684" officeooo:paragraph-rsid="0028b684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1d3922" officeooo:paragraph-rsid="001d3922"/>
    </style:style>
    <style:style style:name="P19" style:family="paragraph" style:parent-style-name="Table_20_Contents">
      <style:text-properties officeooo:paragraph-rsid="001d3922"/>
    </style:style>
    <style:style style:name="P20" style:family="paragraph" style:parent-style-name="Table_20_Contents">
      <style:text-properties officeooo:paragraph-rsid="001decec"/>
    </style:style>
    <style:style style:name="P21" style:family="paragraph" style:parent-style-name="Table_20_Contents">
      <style:text-properties officeooo:rsid="001f4984" officeooo:paragraph-rsid="001f4984"/>
    </style:style>
    <style:style style:name="P22" style:family="paragraph" style:parent-style-name="Table_20_Contents">
      <style:text-properties officeooo:paragraph-rsid="001f4984"/>
    </style:style>
    <style:style style:name="P23" style:family="paragraph" style:parent-style-name="Table_20_Contents">
      <style:text-properties officeooo:rsid="001decec" officeooo:paragraph-rsid="001decec"/>
    </style:style>
    <style:style style:name="P24" style:family="paragraph" style:parent-style-name="Table_20_Contents">
      <style:text-properties officeooo:paragraph-rsid="0027749c"/>
    </style:style>
    <style:style style:name="P25" style:family="paragraph" style:parent-style-name="Table_20_Contents">
      <style:text-properties officeooo:paragraph-rsid="0028b684"/>
    </style:style>
    <style:style style:name="P26" style:family="paragraph" style:parent-style-name="Table_20_Contents">
      <style:text-properties officeooo:rsid="002b7278" officeooo:paragraph-rsid="002b7278"/>
    </style:style>
    <style:style style:name="P27" style:family="paragraph" style:parent-style-name="Table_20_Contents">
      <style:text-properties officeooo:rsid="002b7278" officeooo:paragraph-rsid="002cbc0d"/>
    </style:style>
    <style:style style:name="P28" style:family="paragraph" style:parent-style-name="Table_20_Contents">
      <style:text-properties officeooo:rsid="002cbc0d" officeooo:paragraph-rsid="002cbc0d"/>
    </style:style>
    <style:style style:name="P29" style:family="paragraph" style:parent-style-name="Table_20_Contents">
      <style:text-properties officeooo:rsid="002cfb74" officeooo:paragraph-rsid="002cfb74"/>
    </style:style>
    <style:style style:name="P30" style:family="paragraph" style:parent-style-name="Table_20_Contents">
      <style:text-properties officeooo:rsid="00314cff" officeooo:paragraph-rsid="00314cff"/>
    </style:style>
    <style:style style:name="P31" style:family="paragraph" style:parent-style-name="Table_20_Contents">
      <style:text-properties officeooo:rsid="0031f62c" officeooo:paragraph-rsid="0031f62c"/>
    </style:style>
    <style:style style:name="P32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Heading_20_1">
      <style:text-properties fo:font-size="12pt" fo:font-weight="normal" officeooo:rsid="002cbc0d" officeooo:paragraph-rsid="002cbc0d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officeooo:paragraph-rsid="001decec"/>
    </style:style>
    <style:style style:name="P36" style:family="paragraph" style:parent-style-name="Preformatted_20_Text">
      <style:text-properties officeooo:paragraph-rsid="0027749c"/>
    </style:style>
    <style:style style:name="P37" style:family="paragraph" style:parent-style-name="Preformatted_20_Text">
      <style:text-properties officeooo:rsid="0031f62c" officeooo:paragraph-rsid="0031f62c"/>
    </style:style>
    <style:style style:name="P38" style:family="paragraph" style:parent-style-name="Preformatted_20_Text">
      <style:paragraph-properties fo:margin-top="0in" fo:margin-bottom="0.1965in" loext:contextual-spacing="false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paragraph-rsid="001decec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rsid="00337015" officeooo:paragraph-rsid="00337015"/>
    </style:style>
    <style:style style:name="P4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officeooo:paragraph-rsid="0028b684"/>
    </style:style>
    <style:style style:name="P44" style:family="paragraph" style:parent-style-name="Table_20_Contents">
      <style:text-properties officeooo:rsid="00375bfc" officeooo:paragraph-rsid="00375bfc"/>
    </style:style>
    <style:style style:name="P45" style:family="paragraph" style:parent-style-name="Table_20_Contents">
      <style:text-properties officeooo:rsid="003bd1a2" officeooo:paragraph-rsid="003bd1a2"/>
    </style:style>
    <style:style style:name="P46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ce107"/>
    </style:style>
    <style:style style:name="T2" style:family="text">
      <style:text-properties officeooo:rsid="001162a4"/>
    </style:style>
    <style:style style:name="T3" style:family="text">
      <style:text-properties officeooo:rsid="001c04ef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7749c" style:font-size-asian="12pt" style:font-weight-asian="normal" style:font-size-complex="12pt" style:font-weight-complex="normal"/>
    </style:style>
    <style:style style:name="T6" style:family="text">
      <style:text-properties officeooo:rsid="001d3922"/>
    </style:style>
    <style:style style:name="T7" style:family="text">
      <style:text-properties officeooo:rsid="001decec"/>
    </style:style>
    <style:style style:name="T8" style:family="text">
      <style:text-properties officeooo:rsid="001f4984"/>
    </style:style>
    <style:style style:name="T9" style:family="text">
      <style:text-properties officeooo:rsid="00258fcb"/>
    </style:style>
    <style:style style:name="T10" style:family="text">
      <style:text-properties officeooo:rsid="0026f5de"/>
    </style:style>
    <style:style style:name="T11" style:family="text">
      <style:text-properties officeooo:rsid="0027749c"/>
    </style:style>
    <style:style style:name="T12" style:family="text">
      <style:text-properties officeooo:rsid="00285f99"/>
    </style:style>
    <style:style style:name="T13" style:family="text">
      <style:text-properties officeooo:rsid="002b7278"/>
    </style:style>
    <style:style style:name="T14" style:family="text">
      <style:text-properties officeooo:rsid="002cbc0d"/>
    </style:style>
    <style:style style:name="T15" style:family="text">
      <style:text-properties officeooo:rsid="002cfb74"/>
    </style:style>
    <style:style style:name="T16" style:family="text">
      <style:text-properties officeooo:rsid="002e1ac6"/>
    </style:style>
    <style:style style:name="T17" style:family="text">
      <style:text-properties officeooo:rsid="00375bfc"/>
    </style:style>
    <style:style style:name="T18" style:family="text">
      <style:text-properties officeooo:rsid="00388d48"/>
    </style:style>
    <style:style style:name="T19" style:family="text">
      <style:text-properties officeooo:rsid="003a55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3" text:outline-level="1"><text:bookmark text:name="header-title"/><text:span text:style-name="T1">6.</text:span>Command Line Gradle</text:h>
          </table:table-cell>
          <table:table-cell table:style-name="Table1.B1" office:value-type="string">
            <text:h text:style-name="P32" text:outline-level="2">- <text:span text:style-name="T2">Gradle wrapper contain</text:span></text:h>
            <text:p text:style-name="P2">gardlew : shell scrip for linux and mac</text:p>
            <text:p text:style-name="P2">gardlew.bat :shell scrip for windows</text:p>
            <text:p text:style-name="P2">gardle: jar file</text:p>
            <text:p text:style-name="P2">Run it: ./gardlew</text:p>
            <text:h text:style-name="P32" text:outline-level="2">- Gradle Daemon:background process that executes your builds much more quickly, by keeping data about your project in memory</text:h>
            <text:p text:style-name="P2">- It’s enabled by default since gradle 3.0 on android studio.</text:p>
            <text:p text:style-name="P2">- if you run gradle from command line you have to enable it explicitly</text:p>
            <text:p text:style-name="P3">more about daemon: <text:line-break/><text:a xlink:type="simple" xlink:href="https://docs.gradle.org/current/userguide/gradle_daemon.html" text:style-name="Internet_20_link" text:visited-style-name="Visited_20_Internet_20_Link">https://docs.gradle.org/current/userguide/gradle_daemon.html</text:a> </text:p>
          </table:table-cell>
        </table:table-row>
        <table:table-row>
          <table:table-cell table:style-name="Table1.A2" office:value-type="string">
            <text:p text:style-name="P5">Quiz: Run your first task</text:p>
          </table:table-cell>
          <table:table-cell table:style-name="Table1.B2" office:value-type="string">
            <text:p text:style-name="P5">To change default gradle build file <text:line-break/>“build.gradle”<text:line-break/>./gradlew -b solution.gradle <text:line-break/>to call Task inside the gradle file<text:line-break/>./gradlew &lt;Task_name&gt;</text:p>
          </table:table-cell>
        </table:table-row>
        <table:table-row>
          <table:table-cell table:style-name="Table1.A2" office:value-type="string">
            <text:p text:style-name="P6">Install gradle</text:p>
          </table:table-cell>
          <table:table-cell table:style-name="Table1.B2" office:value-type="string">
            <text:p text:style-name="P6">unzip ~/Downloads/gradle-4.4.1-bin.zip -d /usr/local/gradle/ &amp;&amp;\</text:p>
            <text:p text:style-name="P6">echo '# Adding Gradle to system path</text:p>
            <text:p text:style-name="P6">export GRADLE_HOME=/usr/local/gradle/gradle-4.4.1</text:p>
            <text:p text:style-name="P6">PATH=$GRADLE_HOME/bin:$PATH</text:p>
            <text:p text:style-name="P6">export PATH' &gt;&gt; ~/.bash_profile &amp;&amp;\</text:p>
            <text:p text:style-name="P6">source ~/.bash_profile</text:p>
          </table:table-cell>
        </table:table-row>
        <table:table-row>
          <table:table-cell table:style-name="Table1.A2" office:value-type="string">
            <text:p text:style-name="P7">Gradle Build Scripts</text:p>
          </table:table-cell>
          <table:table-cell table:style-name="Table1.B2" office:value-type="string">
            <text:p text:style-name="P4">Gradle provides a <text:span text:style-name="Emphasis">domain specific language</text:span>, or DSL, for describing builds. This build language is based on Groovy, with some additions to make it easier to describe a build.<text:span text:style-name="T3"><text:line-break/>Find more: </text:span><text:a xlink:type="simple" xlink:href="https://docs.gradle.org/current/userguide/writing_build_scripts.html" text:style-name="Internet_20_link" text:visited-style-name="Visited_20_Internet_20_Link"><text:span text:style-name="T3">https://docs.gradle.org/current/userguide/writing_build_scripts.html</text:span></text:a><text:span text:style-name="T3"> </text:span></text:p>
            <text:p text:style-name="Table_20_Contents"><text:span text:style-name="T4">- </text:span>Any property you access in your build script, which <text:span text:style-name="Emphasis">is not defined</text:span> in the build script, is delegated to the <text:span text:style-name="Source_20_Text">Project</text:span> object</text:p>
            <text:p text:style-name="P18">e.g:</text:p>
            <text:p text:style-name="P18">name = project.name = projectApi</text:p>
            <text:p text:style-name="P18">- <text:span text:style-name="T7">variables:</text:span></text:p>
            <text:p text:style-name="P19"><text:span text:style-name="T6"><text:s text:c="3"/>- local variables: </text:span>declared with the <text:span text:style-name="Source_20_Text">def</text:span> keyword. They are only visible in the scope where they have been declared.</text:p>
            <text:p text:style-name="P20"><text:span text:style-name="T7">e.g: </text:span>def dest = "dest"</text:p>
            <text:p text:style-name="P20"><text:s text:c="3"/>- Extra properties: <text:span text:style-name="Source_20_Text">ext</text:span> block can be used to add multiple properties at once.</text:p>
            <text:p text:style-name="P23">e.g:</text:p>
            <text:p text:style-name="P35">ext {</text:p>
            <text:p text:style-name="Preformatted_20_Text"><text:s text:c="4"/>springVersion = "3.1.0.RELEASE"</text:p>
            <text:p text:style-name="Preformatted_20_Text"><text:s text:c="4"/>emailNotification = "build@master.org"</text:p>
            <text:p text:style-name="Preformatted_20_Text">}</text:p>
            <text:p text:style-name="Preformatted_20_Text"/>
            <text:p text:style-name="P39"><text:soft-page-break/><text:span text:style-name="T7">or you can added like that, and it works like predefined ones."</text:span>sourceSets.all { ext.purpose = null }”</text:p>
            <text:p text:style-name="P39">Extra properties can be accessed from anywhere their owning object can be accessed <text:span text:style-name="T7">and </text:span>visible from its subprojects.</text:p>
            <text:p text:style-name="P20">- Groovy automatically converts a property reference into a call to the appropriate getter or setter method.</text:p>
            <text:p text:style-name="P22"><text:span text:style-name="T8">e.g: </text:span>project.buildDir <text:span text:style-name="T8">= </text:span>getProject().getBuildDir()</text:p>
            <text:p text:style-name="P22"/>
            <text:p text:style-name="P22">- Optional parentheses on method calls:</text:p>
            <text:p text:style-name="P22"><text:span text:style-name="T8">e.g: </text:span>test.systemProperty 'some.prop', 'value'</text:p>
            <text:p text:style-name="P22"><text:span text:style-name="T8"><text:s/>== </text:span>test.systemProperty('some.prop', 'value')</text:p>
            <text:p text:style-name="P21"/>
            <text:p text:style-name="P22"/>
            <text:p text:style-name="P21"/>
          </table:table-cell>
        </table:table-row>
        <table:table-row>
          <table:table-cell table:style-name="Table1.A2" office:value-type="string">
            <text:p text:style-name="P8">Groovy Fundmentals</text:p>
          </table:table-cell>
          <table:table-cell table:style-name="Table1.B2" office:value-type="string">
            <text:p text:style-name="P9">All codes here: <text:a xlink:type="simple" xlink:href="https://github.com/udacity/ud867/tree/master/1.03-Demo-GroovyFundamentals" text:style-name="Internet_20_link" text:visited-style-name="Visited_20_Internet_20_Link">https://github.com/udacity/ud867/tree/master/1.03-Demo-GroovyFundamentals</text:a> </text:p>
          </table:table-cell>
        </table:table-row>
        <table:table-row>
          <table:table-cell table:style-name="Table1.A2" office:value-type="string">
            <text:h text:style-name="P33" text:outline-level="1"><text:bookmark text:name="header-title1"/>Groovy Closures and Objects</text:h>
            <text:p text:style-name="P4"/>
          </table:table-cell>
          <table:table-cell table:style-name="Table1.B2" office:value-type="string">
            <text:p text:style-name="P9">All codes here: <text:a xlink:type="simple" xlink:href="https://github.com/udacity/ud867/tree/master/1.04-Demo-GroovyClosuresAndObjects" text:style-name="Internet_20_link" text:visited-style-name="Visited_20_Internet_20_Link">https://github.com/udacity/ud867/tree/master/1.04-Demo-GroovyClosuresAndObjects</text:a> </text:p>
            <text:p text:style-name="P9"/>
            <text:p text:style-name="P9">lists in groovy:</text:p>
            <text:p text:style-name="P9">e.g: def myLast = {“a”,”b”,”c”};</text:p>
            <text:p text:style-name="P9">closure:</text:p>
            <text:p text:style-name="P9">e.g: </text:p>
            <text:p text:style-name="P9">def printItem = {item → println ”List Item $item”};</text:p>
            <text:p text:style-name="P9">or in one line, default object called $it</text:p>
            <text:p text:style-name="P9">def printItem = {println ”List Item $it”}</text:p>
            <text:p text:style-name="P9"/>
            <text:p text:style-name="P10">closure can access class variables by assign delegate to it</text:p>
            <text:p text:style-name="P10">e.g: </text:p>
            <text:p text:style-name="P10">class GroovyGreeter{ String greeting;}</text:p>
            <text:p text:style-name="P10">def greetingClosure {</text:p>
            <text:p text:style-name="P10">greeting = ”inside a closure”</text:p>
            <text:p text:style-name="P10">}</text:p>
            <text:p text:style-name="P10">greetingClosure.delegate = <text:s/>GroovyGreeter;</text:p>
          </table:table-cell>
        </table:table-row>
        <table:table-row>
          <table:table-cell table:style-name="Table1.A2" office:value-type="string">
            <text:h text:style-name="P33" text:outline-level="1"><text:bookmark text:name="header-title2"/>Task Configuration</text:h>
            <text:p text:style-name="P4"/>
          </table:table-cell>
          <table:table-cell table:style-name="Table1.B2" office:value-type="string">
            <text:p text:style-name="P11">- Creation:</text:p>
            <text:p text:style-name="P11">e.g:</text:p>
            <text:p text:style-name="P11">task myTask { </text:p>
            <text:p text:style-name="P11">// some props</text:p>
            <text:p text:style-name="P11">name “MyTask”</text:p>
            <text:p text:style-name="P11">version 1.0</text:p>
            <text:p text:style-name="P11">// sequence of action</text:p>
            <text:p text:style-name="P11">doFirst { println name}</text:p>
            <text:p text:style-name="P11">doLast {println version}</text:p>
            <text:p text:style-name="P11">}</text:p>
            <text:p text:style-name="P12">- to Run it: gradle myTask</text:p>
            <text:p text:style-name="P12">- to see list of tasks: gradle tasks</text:p>
          </table:table-cell>
        </table:table-row>
        <table:table-row>
          <table:table-cell table:style-name="Table1.A2" office:value-type="string">
            <text:h text:style-name="P33" text:outline-level="1"><text:bookmark text:name="header-title3"/>Task Dependencies and <text:soft-page-break/>Ordering</text:h>
            <text:p text:style-name="P4"/>
          </table:table-cell>
          <table:table-cell table:style-name="Table1.B2" office:value-type="string">
            <text:p text:style-name="P4">- <text:span text:style-name="T9">dependsOn: run a closure first before executing this one.</text:span></text:p>
            <text:p text:style-name="P13">Task putOnSocks {</text:p>
            <text:p text:style-name="P13"><text:soft-page-break/>dolast { println “wear socks”}</text:p>
            <text:p text:style-name="P13">}</text:p>
            <text:p text:style-name="P13"/>
            <text:p text:style-name="P13">Task putOnShoes {</text:p>
            <text:p text:style-name="P13">dependsOn “PutOnSocks”</text:p>
            <text:p text:style-name="P13">dolast { println “wear shoes”}</text:p>
            <text:p text:style-name="P13">}</text:p>
            <text:p text:style-name="P13"/>
            <text:p text:style-name="P13">- <text:span text:style-name="T10">finalizedBy “task”: run another after this task run.</text:span></text:p>
            <text:p text:style-name="P13">- <text:span text:style-name="T10">shouldRunAfter: if I try to run multiple tasks, it just order them</text:span></text:p>
            <text:p text:style-name="P14">e.g: add <text:s/>shouldRunAfter “takeShower” inside <text:s/>putOnFragrance</text:p>
            <text:p text:style-name="P14">gradle -q putOnFragrance takeShower</text:p>
            <text:p text:style-name="P14">it will run takeShower first then <text:s/>putOnFragrance after it.</text:p>
            <text:p text:style-name="P14"/>
            <text:p text:style-name="P14">- add multiple dependsOn using list</text:p>
            <text:p text:style-name="P14">e.g:</text:p>
            <text:p text:style-name="P14">dependsOn = [“takeShower”,”eatBreakfast”,”PutOnShoes”]</text:p>
            <text:p text:style-name="P15">we should use equal sign here because we assign to the property collection object</text:p>
            <text:p text:style-name="P15">- <text:span text:style-name="T11">you can filter tasks programmatically to set dependsOn </text:span></text:p>
            <text:p text:style-name="P16">e.g:</text:p>
            <text:p text:style-name="P16">dependsOn tasks.matching {task→task.name.startWith(“puton”)}</text:p>
            <text:p text:style-name="P24"><text:span text:style-name="T5">- </text:span>mustRunAfter <text:span text:style-name="T12">like </text:span>shouldRunAfter <text:span text:style-name="T12">but more strickt.</text:span></text:p>
            <text:p text:style-name="P36">ShouldRunAfter <text:span text:style-name="T12">could be ignored in 2 cases:</text:span></text:p>
            <text:p text:style-name="P36">. <text:span text:style-name="T12">parallel executing tasks</text:span></text:p>
            <text:p text:style-name="P36">. <text:span text:style-name="T12">if using introduce an ordering cycle</text:span></text:p>
          </table:table-cell>
        </table:table-row>
        <table:table-row>
          <table:table-cell table:style-name="Table1.A2" office:value-type="string">
            <text:h text:style-name="P33" text:outline-level="1"><text:bookmark text:name="header-title4"/>Gradle DSL Reference</text:h>
            <text:p text:style-name="P4"/>
          </table:table-cell>
          <table:table-cell table:style-name="Table1.B2" office:value-type="string">
            <text:p text:style-name="P17">Dsl reference : <text:a xlink:type="simple" xlink:href="https://docs.gradle.org/current/dsl/" text:style-name="Internet_20_link" text:visited-style-name="Visited_20_Internet_20_Link">https://docs.gradle.org/current/dsl/</text:a> </text:p>
          </table:table-cell>
        </table:table-row>
        <table:table-row>
          <table:table-cell table:style-name="Table1.A2" office:value-type="string">
            <text:h text:style-name="P33" text:outline-level="1"><text:bookmark text:name="header-title5"/>Docs Scavenger Hunt</text:h>
            <text:p text:style-name="P4"/>
          </table:table-cell>
          <table:table-cell table:style-name="Table1.B2" office:value-type="string">
            <text:p text:style-name="P25"><text:a xlink:type="simple" xlink:href="https://docs.gradle.org/current/dsl/org.gradle.api.Task.html#org.gradle.api.Task:onlyIf(groovy.lang.Closure)" text:style-name="Internet_20_link" text:visited-style-name="Visited_20_Internet_20_Link"><text:span text:style-name="Source_20_Text"><text:span text:style-name="T4">onlyIf</text:span></text:span></text:a><text:span text:style-name="Source_20_Text"><text:span text:style-name="T4">(onlyIfClosure)</text:span></text:span></text:p>
            <text:p text:style-name="P25"><text:span text:style-name="Source_20_Text">Execute the task only if the given closure returns true. The closure will be evaluated at task execution time, not during configuration.</text:span></text:p>
          </table:table-cell>
        </table:table-row>
        <table:table-row table:style-name="Table1.11">
          <table:table-cell table:style-name="Table1.A2" office:value-type="string">
            <text:h text:style-name="P33" text:outline-level="1"><text:bookmark text:name="header-title6"/>Interacting With The File System</text:h>
            <text:p text:style-name="P1"/>
          </table:table-cell>
          <table:table-cell table:style-name="Table1.B2" office:value-type="string">
            <text:p text:style-name="P25">- <text:span text:style-name="T13">to copy files</text:span></text:p>
            <text:p text:style-name="P26">task copy(type: Copy){</text:p>
            <text:p text:style-name="P26">from ‘images’ // <text:span text:style-name="T14">src folder</text:span></text:p>
            <text:p text:style-name="P28">into ‘build’ <text:s/>// des folder</text:p>
            <text:p text:style-name="P26">}</text:p>
            <text:p text:style-name="P28">- to specify which to copy and to subdirectory </text:p>
            <text:p text:style-name="P27">task copy(type: Copy){</text:p>
            <text:p text:style-name="P27">from <text:span text:style-name="T14">(</text:span>‘images’<text:span text:style-name="T14">){</text:span></text:p>
            <text:p text:style-name="P28"><text:s text:c="3"/>include ‘*.jpg’</text:p>
            <text:p text:style-name="P28"><text:s text:c="3"/>into ‘jpg’</text:p>
            <text:p text:style-name="P28">}</text:p>
            <text:p text:style-name="P28"/>
            <text:p text:style-name="P27">from <text:span text:style-name="T14">(</text:span>‘images’<text:span text:style-name="T14">){</text:span> // <text:span text:style-name="T14">src folder</text:span></text:p>
            <text:p text:style-name="P28"><text:s text:c="3"/>include ‘*.gif’</text:p>
            <text:p text:style-name="P28"><text:s text:c="3"/>into ‘gif’</text:p>
            <text:p text:style-name="P28">}</text:p>
            <text:p text:style-name="P28"/>
            <text:p text:style-name="P28">into ‘build’ <text:s/>// des folder</text:p>
            <text:p text:style-name="P27"><text:soft-page-break/>}</text:p>
            <text:p text:style-name="P27">- <text:span text:style-name="T14">to delete file/folder</text:span></text:p>
            <text:p text:style-name="P28">task delete(type: Delete){</text:p>
            <text:p text:style-name="P28"><text:s/>delete ‘build’ // delete build folder</text:p>
            <text:p text:style-name="P28">}</text:p>
            <text:p text:style-name="P28"/>
            <text:p text:style-name="P28">// <text:span text:style-name="T15">to copy and zip</text:span></text:p>
            <text:p text:style-name="P29">task zipImageFolders(type:Zip){</text:p>
            <text:p text:style-name="P29">baseName = ‘images’</text:p>
            <text:p text:style-name="P29">destinationDir = file(‘build’)</text:p>
            <text:p text:style-name="P29">from ‘<text:span text:style-name="T16">images</text:span>’</text:p>
            <text:p text:style-name="P29">}</text:p>
            <text:p text:style-name="P27"/>
          </table:table-cell>
        </table:table-row>
        <table:table-row table:style-name="Table1.11">
          <table:table-cell table:style-name="Table1.A2" office:value-type="string">
            <text:h text:style-name="P34" text:outline-level="1"><text:bookmark text:name="header-title7"/>Incremental Builds</text:h>
          </table:table-cell>
          <table:table-cell table:style-name="Table1.B2" office:value-type="string">
            <text:p text:style-name="P25">like JavaCompile declare a set of inputs (Java source files) and a set of outputs (class files). Gradle uses this information to determine if a task is up-to-date and needs to perform any work. If none of the inputs or outputs have changed, Gradle can skip that task</text:p>
          </table:table-cell>
        </table:table-row>
        <table:table-row table:style-name="Table1.11">
          <table:table-cell table:style-name="Table1.A2" office:value-type="string">
            <text:h text:style-name="P33" text:outline-level="1"><text:bookmark text:name="header-title8"/>Parameterising Your Build</text:h>
            <text:p text:style-name="P1"/>
          </table:table-cell>
          <table:table-cell table:style-name="Table1.B2" office:value-type="string">
            <text:p text:style-name="P30">You can add a property to build.gradle using:</text:p>
            <text:p text:style-name="P30">1- <text:s/>gradle.propertise file</text:p>
            <text:p text:style-name="P30">2- gradle -pName=”Moaz” <text:s text:c="2"/>from command line</text:p>
            <text:p text:style-name="P30">3- using ext block, ext { }</text:p>
            <text:p text:style-name="P30">not that command line win if you redefine a property on it.</text:p>
          </table:table-cell>
        </table:table-row>
        <table:table-row table:style-name="Table1.11">
          <table:table-cell table:style-name="Table1.A2" office:value-type="string">
            <text:h text:style-name="P33" text:outline-level="1"><text:bookmark text:name="header-title9"/>Creating Custom Task Types</text:h>
          </table:table-cell>
          <table:table-cell table:style-name="Table1.B2" office:value-type="string">
            <text:p text:style-name="P31">By extending default task type and add @taskAction annotaion</text:p>
            <text:p text:style-name="P37">class GreetingTask extends DefaultTask {</text:p>
            <text:p text:style-name="Preformatted_20_Text"><text:s text:c="4"/>String greeting = 'hello from GreetingTask'</text:p>
            <text:p text:style-name="Preformatted_20_Text"/>
            <text:p text:style-name="Preformatted_20_Text"><text:s text:c="4"/>@TaskAction</text:p>
            <text:p text:style-name="Preformatted_20_Text"><text:s text:c="4"/>def greet() {</text:p>
            <text:p text:style-name="Preformatted_20_Text"><text:s text:c="8"/>println greeting</text:p>
            <text:p text:style-name="Preformatted_20_Text"><text:s text:c="4"/>}</text:p>
            <text:p text:style-name="Preformatted_20_Text">}</text:p>
            <text:p text:style-name="Preformatted_20_Text"/>
            <text:p text:style-name="Preformatted_20_Text">// Use the default greeting</text:p>
            <text:p text:style-name="Preformatted_20_Text">task hello(type: GreetingTask)</text:p>
            <text:p text:style-name="Preformatted_20_Text"/>
            <text:p text:style-name="Preformatted_20_Text">// Customize the greeting</text:p>
            <text:p text:style-name="Preformatted_20_Text">task greeting(type: GreetingTask) {</text:p>
            <text:p text:style-name="Preformatted_20_Text"><text:s text:c="4"/>greeting = 'greetings from GreetingTask'</text:p>
            <text:p text:style-name="P38">}</text:p>
            <text:p text:style-name="P38"/>
            <text:p text:style-name="P40">you can make a separate project contain this customeTask and use it inside your project</text:p>
            <text:p text:style-name="P40"><text:a xlink:type="simple" xlink:href="https://docs.gradle.org/current/userguide/custom_tasks.html" text:style-name="Internet_20_link" text:visited-style-name="Visited_20_Internet_20_Link">https://docs.gradle.org/current/userguide/custom_tasks.html</text:a> </text:p>
            <text:p text:style-name="P31"/>
          </table:table-cell>
        </table:table-row>
        <table:table-row table:style-name="Table1.11">
          <table:table-cell table:style-name="Table1.A2" office:value-type="string">
            <text:h text:style-name="P33" text:outline-level="1"><text:bookmark text:name="header-title10"/>Troubleshooting and Logging</text:h>
            <text:p text:style-name="P1"/>
          </table:table-cell>
          <table:table-cell table:style-name="Table1.B2" office:value-type="string">
            <text:p text:style-name="P25"><text:s/><text:span text:style-name="T17">Gradle -- stacktrace <text:s/>== gradle -s // print partial stack trace</text:span></text:p>
            <text:p text:style-name="P44">gradle – full – stacktrace == gradle – S // print whole stack trace</text:p>
            <text:p text:style-name="P44"/>
            <text:p text:style-name="P44">gradle levels : <text:span text:style-name="T18">each level show its messages and higher ones.</text:span></text:p>
            <text:p text:style-name="P44">Debug -d</text:p>
            <text:p text:style-name="P44"><text:soft-page-break/>info -i</text:p>
            <text:p text:style-name="P44">lifecycle, warning “default”</text:p>
            <text:p text:style-name="P44">Error -<text:span text:style-name="T18">q </text:span>/ qui<text:span text:style-name="T19">et</text:span> – q<text:span text:style-name="T18">uiet</text:span></text:p>
            <text:p text:style-name="P44"/>
            <text:p text:style-name="P45">println , happens in quite level</text:p>
          </table:table-cell>
        </table:table-row>
        <table:table-row table:style-name="Table1.11">
          <table:table-cell table:style-name="Table1.A2" office:value-type="string">
            <text:h text:style-name="P33" text:outline-level="1"><text:bookmark text:name="header-title11"/>Build Lifecycle</text:h>
          </table:table-cell>
          <table:table-cell table:style-name="Table1.B2" office:value-type="string">
            <text:p text:style-name="P45">Gradle has 3 phases to execute a task.</text:p>
            <text:p text:style-name="P45">- initialization: setting up multip project builds</text:p>
            <text:p text:style-name="P45">- configuration: build script execute which configure all project tasks</text:p>
            <text:p text:style-name="P45">to determine which tasks will run and in which order</text:p>
            <text:p text:style-name="P45">- execution: all tasks actions that are chosen are executed in the proper order.</text:p>
          </table:table-cell>
        </table:table-row>
        <table:table-row table:style-name="Table1.11">
          <table:table-cell table:style-name="Table1.A2" office:value-type="string">
            <text:h text:style-name="P33" text:outline-level="1"/>
          </table:table-cell>
          <table:table-cell table:style-name="Table1.B2" office:value-type="string">
            <text:p text:style-name="P25"/>
          </table:table-cell>
        </table:table-row>
        <table:table-row table:style-name="Table1.11">
          <table:table-cell table:style-name="Table1.A2" office:value-type="string">
            <text:h text:style-name="P33" text:outline-level="1"/>
          </table:table-cell>
          <table:table-cell table:style-name="Table1.B2" office:value-type="string">
            <text:p text:style-name="P25"/>
          </table:table-cell>
        </table:table-row>
        <table:table-row table:style-name="Table1.11">
          <table:table-cell table:style-name="Table1.A2" office:value-type="string">
            <text:h text:style-name="P33" text:outline-level="1"/>
          </table:table-cell>
          <table:table-cell table:style-name="Table1.B2" office:value-type="string">
            <text:p text:style-name="P25"/>
          </table:table-cell>
        </table:table-row>
        <table:table-row table:style-name="Table1.11">
          <table:table-cell table:style-name="Table1.A2" office:value-type="string">
            <text:h text:style-name="P33" text:outline-level="1"/>
          </table:table-cell>
          <table:table-cell table:style-name="Table1.B2" office:value-type="string">
            <text:p text:style-name="P25"/>
          </table:table-cell>
        </table:table-row>
        <table:table-row table:style-name="Table1.11">
          <table:table-cell table:style-name="Table1.A2" office:value-type="string">
            <text:h text:style-name="P33" text:outline-level="1"/>
          </table:table-cell>
          <table:table-cell table:style-name="Table1.B2" office:value-type="string">
            <text:p text:style-name="P25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26:12.590104507</meta:creation-date>
    <meta:editing-duration>PT19H11M10S</meta:editing-duration>
    <meta:editing-cycles>20</meta:editing-cycles>
    <meta:generator>LibreOffice/5.1.6.2$Linux_X86_64 LibreOffice_project/10m0$Build-2</meta:generator>
    <dc:date>2018-07-05T15:37:35.505370243</dc:date>
    <meta:document-statistic meta:table-count="1" meta:image-count="0" meta:object-count="0" meta:page-count="5" meta:paragraph-count="169" meta:word-count="944" meta:character-count="6386" meta:non-whitespace-character-count="5526"/>
  </office:meta>
</office:document-meta>
</file>